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Include11TextReader.isValid( int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11TextReader.XInclude11TextReader( XMLInputSource source , XIncludeHandler handler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